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stUpdate-chlorople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388" calcext:value-type="float">
            <text:p>23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73" calcext:value-type="float">
            <text:p>237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2815" calcext:value-type="float">
            <text:p>2815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office:value-type="float" office:value="2485" calcext:value-type="float">
            <text:p>24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3" calcext:value-type="float">
            <text:p>3133</text:p>
          </table:table-cell>
          <table:table-cell office:value-type="float" office:value="58382" calcext:value-type="float">
            <text:p>58382</text:p>
          </table:table-cell>
          <table:table-cell office:value-type="float" office:value="6285" calcext:value-type="float">
            <text:p>62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office:value-type="float" office:value="1323" calcext:value-type="float">
            <text:p>1323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2612" calcext:value-type="float">
            <text:p>12612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2150" calcext:value-type="float">
            <text:p>121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3741" calcext:value-type="float">
            <text:p>37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10" calcext:value-type="float">
            <text:p>83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2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-147" calcext:value-type="float">
            <text:p>-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380" calcext:value-type="float">
            <text:p>38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Écuador</text:p>
          </table:table-cell>
          <table:table-cell office:value-type="string" calcext:value-type="string">
            <text:p>Équateur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É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9601" calcext:value-type="float">
            <text:p>1960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19644" calcext:value-type="float">
            <text:p>19644</text:p>
          </table:table-cell>
          <table:table-cell office:value-type="float" office:value="1433" calcext:value-type="float">
            <text:p>1433</text:p>
          </table:table-cell>
          <table:table-cell office:value-type="float" office:value="6745" calcext:value-type="float">
            <text:p>6745</text:p>
          </table:table-cell>
          <table:table-cell office:value-type="float" office:value="11466" calcext:value-type="float">
            <text:p>1146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47021" calcext:value-type="float">
            <text:p>47021</text:p>
          </table:table-cell>
          <table:table-cell office:value-type="float" office:value="4032" calcext:value-type="float">
            <text:p>4032</text:p>
          </table:table-cell>
          <table:table-cell office:value-type="float" office:value="4440" calcext:value-type="float">
            <text:p>4440</text:p>
          </table:table-cell>
          <table:table-cell office:value-type="float" office:value="38549" calcext:value-type="float">
            <text:p>3854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  <table:table-cell office:value-type="float" office:value="739" calcext:value-type="float">
            <text:p>73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40" calcext:value-type="float">
            <text:p>94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652" calcext:value-type="float">
            <text:p>8652</text:p>
          </table:table-cell>
          <table:table-cell office:value-type="float" office:value="94" calcext:value-type="float">
            <text:p>94</text:p>
          </table:table-cell>
          <table:table-cell office:value-type="float" office:value="1540" calcext:value-type="float">
            <text:p>1540</text:p>
          </table:table-cell>
          <table:table-cell office:value-type="float" office:value="7018" calcext:value-type="float">
            <text:p>701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0410" calcext:value-type="float">
            <text:p>20410</text:p>
          </table:table-cell>
          <table:table-cell office:value-type="float" office:value="1043" calcext:value-type="float">
            <text:p>1043</text:p>
          </table:table-cell>
          <table:table-cell office:value-type="float" office:value="1588" calcext:value-type="float">
            <text:p>1588</text:p>
          </table:table-cell>
          <table:table-cell office:value-type="float" office:value="17779" calcext:value-type="float">
            <text:p>1777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7" calcext:value-type="float">
            <text:p>160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5294" calcext:value-type="float">
            <text:p>529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225" calcext:value-type="float">
            <text:p>522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C2:.C297])" office:value-type="float" office:value="272729" calcext:value-type="float">
            <text:p>272729</text:p>
          </table:table-cell>
          <table:table-cell table:style-name="ce1" table:formula="of:=SUM([.D2:.D297])" office:value-type="float" office:value="11330" calcext:value-type="float">
            <text:p>11330</text:p>
          </table:table-cell>
          <table:table-cell table:style-name="ce1" table:formula="of:=SUM([.E2:.E297])" office:value-type="float" office:value="87665" calcext:value-type="float">
            <text:p>87665</text:p>
          </table:table-cell>
          <table:table-cell table:style-name="ce1" table:formula="of:=SUM([.F2:.F297])" office:value-type="float" office:value="173730" calcext:value-type="float">
            <text:p>173730</text:p>
          </table:table-cell>
          <table:table-cell table:style-name="Default"/>
          <table:table-cell table:number-columns-repeated="5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791" calcext:value-type="float">
            <text:p>791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26" calcext:value-type="float">
            <text:p>26</text:p>
          </table:table-cell>
          <table:table-cell table:style-name="ce3" table:formula="of:=SUMIF([.$A$2:.$A$297]; &quot;C-Australia&quot;;[.F$2:.F$297])" office:value-type="float" office:value="758" calcext:value-type="float">
            <text:p>758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943" calcext:value-type="float">
            <text:p>943</text:p>
          </table:table-cell>
          <table:table-cell table:style-name="ce3" table:formula="of:=SUMIF([.$A$2:.$A$296]; &quot;C-Canada&quot;;[.D$2:.D$296])" office:value-type="float" office:value="12" calcext:value-type="float">
            <text:p>12</text:p>
          </table:table-cell>
          <table:table-cell table:style-name="ce3" table:formula="of:=SUMIF([.$A$2:.$A$296]; &quot;C-Canada&quot;;[.E$2:.E$296])" office:value-type="float" office:value="9" calcext:value-type="float">
            <text:p>9</text:p>
          </table:table-cell>
          <table:table-cell table:style-name="ce3" table:formula="of:=SUMIF([.$A$2:.$A$296]; &quot;C-Canada&quot;;[.F$2:.F$296])" office:value-type="float" office:value="922" calcext:value-type="float">
            <text:p>922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250" calcext:value-type="float">
            <text:p>81250</text:p>
          </table:table-cell>
          <table:table-cell table:style-name="ce3" table:formula="of:=SUMIF([.$A$2:.$A$296]; &quot;C-China&quot;;[.D$2:.D$296])" office:value-type="float" office:value="3253" calcext:value-type="float">
            <text:p>3253</text:p>
          </table:table-cell>
          <table:table-cell table:style-name="ce3" table:formula="of:=SUMIF([.$A$2:.$A$296]; &quot;C-China&quot;;[.E$2:.E$296])" office:value-type="float" office:value="71266" calcext:value-type="float">
            <text:p>71266</text:p>
          </table:table-cell>
          <table:table-cell table:style-name="ce3" table:formula="of:=SUMIF([.$A$2:.$A$296]; &quot;C-China&quot;;[.F$2:.F$296])" office:value-type="float" office:value="6731" calcext:value-type="float">
            <text:p>6731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337" calcext:value-type="float">
            <text:p>1337</text:p>
          </table:table-cell>
          <table:table-cell table:style-name="ce3" table:formula="of:=SUMIF([.$A$2:.$A$296]; &quot;C-Denmark&quot;;[.D$2:.D$296])" office:value-type="float" office:value="9" calcext:value-type="float">
            <text:p>9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SUMIF([.$A$2:.$A$296]; &quot;C-Denmark&quot;;[.F$2:.F$296])" office:value-type="float" office:value="1327" calcext:value-type="float">
            <text:p>1327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2632" calcext:value-type="float">
            <text:p>12632</text:p>
          </table:table-cell>
          <table:table-cell table:style-name="ce3" table:formula="of:=SUMIF([.$A$2:.$A$296]; &quot;C-France&quot;;[.D$2:.D$296])" office:value-type="float" office:value="450" calcext:value-type="float">
            <text:p>450</text:p>
          </table:table-cell>
          <table:table-cell table:style-name="ce3" table:formula="of:=SUMIF([.$A$2:.$A$296]; &quot;C-France&quot;;[.E$2:.E$296])" office:value-type="float" office:value="12" calcext:value-type="float">
            <text:p>12</text:p>
          </table:table-cell>
          <table:table-cell table:style-name="ce3" table:formula="of:=SUMIF([.$A$2:.$A$296]; &quot;C-France&quot;;[.F$2:.F$296])" office:value-type="float" office:value="12170" calcext:value-type="float">
            <text:p>1217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3003" calcext:value-type="float">
            <text:p>3003</text:p>
          </table:table-cell>
          <table:table-cell table:style-name="ce3" table:formula="of:=SUMIF([.$A$2:.$A$296]; &quot;C-Netherlands&quot;;[.D$2:.D$296])" office:value-type="float" office:value="107" calcext:value-type="float">
            <text:p>107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SUMIF([.$A$2:.$A$296]; &quot;C-Netherlands&quot;;[.F$2:.F$296])" office:value-type="float" office:value="2894" calcext:value-type="float">
            <text:p>289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4014" calcext:value-type="float">
            <text:p>4014</text:p>
          </table:table-cell>
          <table:table-cell table:style-name="ce3" table:formula="of:=SUMIF([.$A$2:.$A$296]; &quot;C-United Kingdom&quot;;[.D$2:.D$296])" office:value-type="float" office:value="178" calcext:value-type="float">
            <text:p>178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SUMIF([.$A$2:.$A$296]; &quot;C-United Kingdom&quot;;[.F$2:.F$296])" office:value-type="float" office:value="3769" calcext:value-type="float">
            <text:p>3769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19100" calcext:value-type="float">
            <text:p>19100</text:p>
          </table:table-cell>
          <table:table-cell table:style-name="ce3" table:formula="of:=SUMIF([.$A$2:.$A$296]; &quot;C-US&quot;;[.D$2:.D$296])" office:value-type="float" office:value="244" calcext:value-type="float">
            <text:p>244</text:p>
          </table:table-cell>
          <table:table-cell table:style-name="ce3" table:formula="of:=SUMIF([.$A$2:.$A$296]; &quot;C-US&quot;;[.E$2:.E$296])" office:value-type="float" office:value="147" calcext:value-type="float">
            <text:p>147</text:p>
          </table:table-cell>
          <table:table-cell table:style-name="ce3" table:formula="of:=SUMIF([.$A$2:.$A$296]; &quot;C-US&quot;;[.F$2:.F$296])" office:value-type="float" office:value="18709" calcext:value-type="float">
            <text:p>1870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135" calcext:value-type="float">
            <text:p>13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33" calcext:value-type="float">
            <text:p>133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6" calcext:value-type="float">
            <text:p>136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6" calcext:value-type="float">
            <text:p>66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 table:number-rows-repeated="6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lastUpdate-chloropleth'.A1:'lastUpdate-chloropleth'.G3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00-00-00</text:date>, <text:time style:data-style-name="N2" text:time-value="23:08:15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1T23:19:00.674000000</dc:date>
    <meta:editing-duration>PT38M49S</meta:editing-duration>
    <meta:editing-cycles>8</meta:editing-cycles>
    <meta:generator>LibreOffice/6.3.2.2$Windows_X86_64 LibreOffice_project/98b30e735bda24bc04ab42594c85f7fd8be07b9c</meta:generator>
    <meta:document-statistic meta:table-count="1" meta:cell-count="1894" meta:object-count="0"/>
  </office:meta>
</office:document-meta>
</file>